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r ř</text:p>
          </table:table-cell>
          <table:table-cell office:value-type="string" calcext:value-type="string">
            <text:p>m n ŋ</text:p>
          </table:table-cell>
          <table:table-cell office:value-type="string" calcext:value-type="string">
            <text:p>v z ž x</text:p>
          </table:table-cell>
          <table:table-cell table:style-name="Default" office:value-type="string" calcext:value-type="string">
            <text:p>f s š h</text:p>
          </table:table-cell>
          <table:table-cell table:style-name="Default" office:value-type="string" calcext:value-type="string">
            <text:p>b d g</text:p>
          </table:table-cell>
          <table:table-cell table:style-name="Default" office:value-type="string" calcext:value-type="string">
            <text:p>p t k</text:p>
          </table:table-cell>
        </table:table-row>
        <table:table-row table:style-name="ro1">
          <table:table-cell office:value-type="string" calcext:value-type="string">
            <text:p>r ř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m n ŋ</text:p>
          </table:table-cell>
          <table:table-cell office:value-type="string" calcext:value-type="string">
            <text:p>mr</text:p>
            <text:p>nr nř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 calcext:value-type="string">
            <text:p>v z ž x</text:p>
          </table:table-cell>
          <table:table-cell office:value-type="string" calcext:value-type="string">
            <text:p>vr vř </text:p>
            <text:p>zr zř žř </text:p>
            <text:p>xr xř</text:p>
          </table:table-cell>
          <table:table-cell office:value-type="string" calcext:value-type="string">
            <text:p>vm vn vŋ </text:p>
            <text:p>zm zn </text:p>
            <text:p>xn xŋ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 s š h</text:p>
          </table:table-cell>
          <table:table-cell office:value-type="string" calcext:value-type="string">
            <text:p>fr fř</text:p>
            <text:p>sr</text:p>
            <text:p>šr šř</text:p>
            <text:p>hr hř</text:p>
          </table:table-cell>
          <table:table-cell office:value-type="string" calcext:value-type="string">
            <text:p>fm fn fŋ</text:p>
            <text:p>sm sn</text:p>
            <text:p>šm šŋ</text:p>
            <text:p>hm hŋ</text:p>
          </table:table-cell>
          <table:table-cell office:value-type="string" calcext:value-type="string">
            <text:p>fz fž fx</text:p>
            <text:p>sv sx</text:p>
            <text:p>hv hz hž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 d g</text:p>
          </table:table-cell>
          <table:table-cell table:number-columns-repeated="3"/>
          <table:table-cell table:style-name="Default" office:value-type="string" calcext:value-type="string">
            <text:p>bs bš bh</text:p>
            <text:p>df dh</text:p>
            <text:p>gf gs gš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p t k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pd pg</text:p>
            <text:p>tg</text:p>
            <text:p>kb kd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22:10:27.341342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6:33:49.882253262</meta:creation-date>
    <dc:date>2022-04-10T22:47:15.370555431</dc:date>
    <meta:editing-duration>PT15M17S</meta:editing-duration>
    <meta:editing-cycles>2</meta:editing-cycles>
    <meta:generator>LibreOffice/7.1.8.1$Linux_X86_64 LibreOffice_project/10$Build-1</meta:generator>
    <meta:document-statistic meta:table-count="1" meta:cell-count="26" meta:object-count="0"/>
  </office:meta>
</office:document-meta>
</file>